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T1" style:family="text">
      <style:text-properties officeooo:rsid="00096621"/>
    </style:style>
    <style:style style:name="T2" style:family="text">
      <style:text-properties officeooo:rsid="000b02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 <text:span text:style-name="T2">AngeloBarbara</text:span></text:p>
      <text:p text:style-name="P1">- Juan Antonio Bujalance:</text:p>
      <text:p text:style-name="P1">- Rafael Miguel Cruz: <text:span text:style-name="T1">cralr</text:span></text:p>
      <text:p text:style-name="P1">- Javier Frías:</text:p>
      <text:p text:style-name="P1">- Marcos Gallardo: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4T20:28:43.943000000</dc:date>
    <meta:editing-duration>PT5M27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8" meta:character-count="380" meta:non-whitespace-character-count="331"/>
  </office:meta>
</office:document-meta>
</file>